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00000024C0000019430FA636F.png"/>
  <manifest:file-entry manifest:media-type="image/png" manifest:full-path="Pictures/1000020000000251000001B4082DB37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9.86cm" svg:y="1.859cm" svg:width="5.02cm" svg:height="3.692cm" draw:z-index="0"><draw:image xlink:href="Pictures/1000020000000251000001B4082DB378.png" xlink:type="simple" xlink:show="embed" xlink:actuate="onLoad"/></draw:frame><draw:frame draw:style-name="fr1" draw:name="graphics2" text:anchor-type="paragraph" svg:x="1.829cm" svg:y="1.96cm" svg:width="4.978cm" svg:height="3.42cm" draw:z-index="1"><draw:image xlink:href="Pictures/100002000000024C0000019430FA636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2T10:07:28</meta:creation-date>
    <meta:document-statistic meta:table-count="0" meta:image-count="2" meta:object-count="0" meta:page-count="1" meta:paragraph-count="0" meta:word-count="0" meta:character-count="0" meta:non-whitespace-character-count="0"/>
    <dc:date>2012-05-02T10:10:36</dc:date>
    <meta:editing-duration>PT3M10S</meta:editing-duration>
    <meta:editing-cycles>1</meta:editing-cycles>
    <meta:generator>LibreOffice/3.4$Unix LibreOffice_project/340m1$Build-402</meta:generator>
  </office:meta>
</office:document-meta>
</file>